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F0000007F679B02F2.gif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7.974cm" fo:margin-left="-1.127cm" fo:margin-right="-1.655cm" style:page-number="0" table:align="margins" style:writing-mode="lr-tb"/>
    </style:style>
    <style:style style:name="Tabelle1.A" style:family="table-column">
      <style:table-column-properties style:column-width="1.692cm" style:rel-column-width="3962*"/>
    </style:style>
    <style:style style:name="Tabelle1.B" style:family="table-column">
      <style:table-column-properties style:column-width="1.351cm" style:rel-column-width="3165*"/>
    </style:style>
    <style:style style:name="Tabelle1.C" style:family="table-column">
      <style:table-column-properties style:column-width="5.607cm" style:rel-column-width="13136*"/>
    </style:style>
    <style:style style:name="Tabelle1.D" style:family="table-column">
      <style:table-column-properties style:column-width="8.599cm" style:rel-column-width="20145*"/>
    </style:style>
    <style:style style:name="Tabelle1.E" style:family="table-column">
      <style:table-column-properties style:column-width="3.307cm" style:rel-column-width="7748*"/>
    </style:style>
    <style:style style:name="Tabelle1.F" style:family="table-column">
      <style:table-column-properties style:column-width="3.81cm" style:rel-column-width="8925*"/>
    </style:style>
    <style:style style:name="Tabelle1.G" style:family="table-column">
      <style:table-column-properties style:column-width="3.609cm" style:rel-column-width="8454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 Narrow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style:language-asian="zxx" style:country-asian="none"/>
    </style:style>
    <style:style style:name="P4" style:family="paragraph" style:parent-style-name="Standard">
      <style:paragraph-properties fo:text-align="start" style:justify-single-word="false"/>
      <style:text-properties style:font-name="Arial Narrow"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6" style:family="paragraph" style:parent-style-name="Standard">
      <style:paragraph-properties fo:text-align="center" style:justify-single-word="false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zxx" fo:country="none" style:language-asian="zxx" style:country-asian="none"/>
    </style:style>
    <style:style style:name="P9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>
        <style:tab-stops/>
      </style:paragraph-properties>
    </style:style>
    <style:style style:name="P13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4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P15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P1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1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18" style:family="paragraph" style:parent-style-name="Header">
      <style:paragraph-properties fo:margin-left="0cm" fo:margin-right="4.561cm" fo:text-indent="0cm" style:auto-text-indent="false"/>
    </style:style>
    <style:style style:name="P19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0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21" style:family="paragraph" style:parent-style-name="Standard">
      <style:paragraph-properties fo:margin-left="0.026cm" fo:margin-right="0cm" fo:text-indent="0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2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3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4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5" style:family="paragraph" style:parent-style-name="Standard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6" style:family="paragraph" style:parent-style-name="Standard">
      <style:paragraph-properties fo:margin-left="0.026cm" fo:margin-right="0cm" fo:text-indent="0cm" style:auto-text-indent="false"/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 style:font-weight-complex="bold"/>
    </style:style>
    <style:style style:name="P27" style:family="paragraph" style:parent-style-name="Standard">
      <style:paragraph-properties fo:margin-left="0.026cm" fo:margin-right="0cm" fo:text-indent="0cm" style:auto-text-indent="false">
        <style:tab-stops>
          <style:tab-stop style:position="4.251cm"/>
          <style:tab-stop style:position="6.033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28" style:family="paragraph" style:parent-style-name="Standard">
      <style:paragraph-properties fo:margin-left="0.026cm" fo:margin-right="0cm" fo:text-indent="0cm" style:auto-text-indent="false"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29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30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31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32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33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style:language-asian="zxx" style:country-asian="none"/>
    </style:style>
    <style:style style:name="P34" style:family="paragraph" style:parent-style-name="Standard">
      <style:paragraph-properties fo:margin-left="-0.005cm" fo:margin-right="0.365cm" fo:text-align="center" style:justify-single-word="false" fo:orphans="0" fo:widows="0" fo:text-indent="0cm" style:auto-text-indent="false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-0.005cm" fo:margin-right="0.365cm" fo:orphans="0" fo:widows="0" fo:text-indent="0cm" style:auto-text-indent="false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36" style:family="paragraph" style:parent-style-name="Standard" style:list-style-name="L1"/>
    <style:style style:name="P37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fo:font-style="normal" style:language-asian="zxx" style:country-asian="none" style:font-style-asian="normal" style:font-style-complex="normal"/>
    </style:style>
    <style:style style:name="P38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39" style:family="paragraph" style:parent-style-name="Heading_20_2">
      <style:paragraph-properties fo:margin-left="0.026cm" fo:margin-right="0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0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P41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</style:style>
    <style:style style:name="P42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43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44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2.223cm"/>
        </style:tab-stops>
      </style:paragraph-properties>
      <style:text-properties fo:color="#000000"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5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6" style:family="paragraph" style:parent-style-name="Heading_20_1">
      <style:paragraph-properties fo:margin-left="0.026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47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48" style:family="paragraph" style:parent-style-name="PTE_20_Numbering" style:list-style-name="">
      <style:paragraph-properties fo:margin-left="-0.005cm" fo:margin-right="0.365cm" fo:text-indent="0cm" style:auto-text-indent="false"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4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"><text:span text:style-name="T6">Materialliste</text:span> <text:span text:style-name="T7">Projekttag</text:span> {ptkuerzel} {ptjahr}</text:p>
      <text:h text:style-name="P40" text:outline-level="1"/>
      <text:h text:style-name="P41" text:outline-level="1"><text:span text:style-name="T3">Teamkoffer:</text:span><text:span text:style-name="T4"><text:tab/></text:span></text:h>
      <text:p text:style-name="P22"/>
      <text:h text:style-name="P44" text:outline-level="1">ausreichend Metaplankarten (verschiedene Farben)</text:h>
      <text:h text:style-name="P44" text:outline-level="1">ausreichend Stifte</text:h>
      <text:h text:style-name="P39" text:outline-level="2">Pinnadeln</text:h>
      <text:h text:style-name="P39" text:outline-level="2">Kreppband (2 Rollen)</text:h>
      <text:h text:style-name="P39" text:outline-level="2">Klebestifte, Klebezettel</text:h>
      <text:h text:style-name="P39" text:outline-level="2">2 Schreibunterlagen</text:h>
      <text:p text:style-name="P23"/>
      <text:h text:style-name="P42" text:outline-level="1"><text:span text:style-name="T3">Materialien:</text:span><text:span text:style-name="T4"><text:tab/></text:span></text:h>
      <text:p text:style-name="P24"/>
      <text:h text:style-name="P45" text:outline-level="1">mind. 3 Pinwände</text:h>
      <text:h text:style-name="P45" text:outline-level="1">mind. 6 Bögen Pinnwandpapier</text:h>
      <text:h text:style-name="P45" text:outline-level="1">Einsatzinformationen für TeamerInnen</text:h>
      <text:h text:style-name="P45" text:outline-level="1">Anfahrtsbeschreibung</text:h>
      <text:h text:style-name="P45" text:outline-level="1">E (magnetisiertes) Europapuzzle</text:h>
      <text:h text:style-name="P45" text:outline-level="1">E fünf laminierte A3-Karten mit Dimensionen Europas</text:h>
      <text:p text:style-name="P20">E Film</text:p>
      <text:p text:style-name="P20">Klebezettel</text:p>
      <text:p text:style-name="P20">E Infoblatt für Schüler_innen, ggf. Infomaterial NDC</text:p>
      <text:p text:style-name="P26"/>
      <text:h text:style-name="P43" text:outline-level="1"><text:span text:style-name="T3">Teamordner:<text:tab/></text:span><text:span text:style-name="T4"><text:tab/><text:tab/></text:span></text:h>
      <text:p text:style-name="P25"/>
      <text:h text:style-name="P46" text:outline-level="1">Materialliste PT E</text:h>
      <text:h text:style-name="P46" text:outline-level="1">ZIM PT E</text:h>
      <text:h text:style-name="P46" text:outline-level="1">Teilnahmelisten </text:h>
      <text:h text:style-name="P46" text:outline-level="1">Honorarbelege </text:h>
      <text:h text:style-name="P46" text:outline-level="1">Quittungsbelege</text:h>
      <text:h text:style-name="P46" text:outline-level="1">HospitantInnen Rückmeldebögen</text:h>
      <text:h text:style-name="P46" text:outline-level="1">Reflexionsbögen</text:h>
      <text:h text:style-name="P46" text:outline-level="1">LehrerInnen-Rückmeldebögen</text:h>
      <text:p text:style-name="P28"/>
      <text:p text:style-name="P27">Ordner PT {ptkuerzel} {ptjahr}:</text:p>
      <text:p text:style-name="P27"/>
      <text:p text:style-name="P21">[!-- BEGIN koffer --]<text:span text:style-name="T8">{kuerzel} {lnr}</text:span><text:tab/><text:span text:style-name="T5">{kofferInhalt}</text:span></text:p>
      <text:p text:style-name="P21">[!-- END koffer --]</text:p>
      <text:p text:style-name="P19"/>
      <text:p text:style-name="P38">PT {ptkuerzel} {ptjahr}</text:p>
      <text:p text:style-name="P6">{nameZim}</text:p>
      <text:p text:style-name="P5"/>
      <text:section text:style-name="Sect1" text:name="Bereich1">
        <text:p text:style-name="P7">Ziele des PT {ptkuerzel} </text:p>
        <text:p text:style-name="P4">{zieleZim}</text:p>
        <text:p text:style-name="P4"/>
        <text:p text:style-name="P7">Zielgruppe </text:p>
        <text:p text:style-name="P4">• {zielGruppe}</text:p>
        <text:p text:style-name="P4"/>
        <text:p text:style-name="P11">Stundenübersicht</text:p>
        <text:list xml:id="list461030334" text:style-name="L1">
          <text:list-item>
            <text:p text:style-name="P36">Stunde: <text:span text:style-name="T10">[!-- BEGIN list.stdn --]</text:span>{nameStunde}[!-- END list.stdn --]</text:p>
          </text:list-item>
        </text:list>
        <text:p text:style-name="Standard"/>
        <text:p text:style-name="P10"><text:span text:style-name="T9">Roter Faden</text:span> </text:p>
        <text:p text:style-name="P8">{roterFaden}</text:p>
      </text:section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 table:style-name="Tabelle1.1">
            <table:table-cell table:style-name="Tabelle1.A1" office:value-type="string">
              <text:p text:style-name="P29">Nr.</text:p>
            </table:table-cell>
            <table:table-cell table:style-name="Tabelle1.A1" office:value-type="string">
              <text:p text:style-name="P9">Zeit in min.</text:p>
            </table:table-cell>
            <table:table-cell table:style-name="Tabelle1.A1" office:value-type="string">
              <text:p text:style-name="P30">Ziel</text:p>
            </table:table-cell>
            <table:table-cell table:style-name="Tabelle1.A1" office:value-type="string">
              <text:p text:style-name="P30">Inhalt</text:p>
            </table:table-cell>
            <table:table-cell table:style-name="Tabelle1.A1" office:value-type="string">
              <text:p text:style-name="P31">Methode</text:p>
            </table:table-cell>
            <table:table-cell table:style-name="Tabelle1.A1" office:value-type="string">
              <text:p text:style-name="P30">Rolle TM</text:p>
            </table:table-cell>
            <table:table-cell table:style-name="Tabelle1.G1" office:value-type="string">
              <text:p text:style-name="P30">Anlagen/</text:p>
              <text:p text:style-name="P30">Hilfsmittel</text:p>
            </table:table-cell>
          </table:table-row>
        </table:table-header-rows>
        <table:table-row table:style-name="Tabelle1.1">
          <table:table-cell table:style-name="Tabelle1.A2" table:number-columns-spanned="7" office:value-type="string">
            <text:p text:style-name="P32">[!-- BEGIN row.stunden --]{lnrStunde}. Stunde – {nameStunde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P33">[!-- BEGIN row.anlagen --]{name}</text:p>
          </table:table-cell>
          <table:table-cell table:style-name="Tabelle1.A3" office:value-type="string">
            <text:p text:style-name="P34">{zeit}</text:p>
          </table:table-cell>
          <table:table-cell table:style-name="Tabelle1.A3" office:value-type="string">
            <text:p text:style-name="P33">{ziel}</text:p>
          </table:table-cell>
          <table:table-cell table:style-name="Tabelle1.A3" office:value-type="string">
            <text:p text:style-name="P33">{kurzinhalt}</text:p>
          </table:table-cell>
          <table:table-cell table:style-name="Tabelle1.A3" office:value-type="string">
            <text:p text:style-name="P35">{methode}</text:p>
          </table:table-cell>
          <table:table-cell table:style-name="Tabelle1.A3" office:value-type="string">
            <text:p text:style-name="P33">{rolletm}</text:p>
          </table:table-cell>
          <table:table-cell table:style-name="Tabelle1.G3" office:value-type="string">
            <text:p text:style-name="P47">{name2}</text:p>
            <text:p text:style-name="P48">{material}[!-- END row.anlagen --][!-- END row.stunden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 Narrow"/>
    </style:style>
    <style:style style:name="MP3" style:family="paragraph" style:parent-style-name="Footer">
      <style:paragraph-properties>
        <style:tab-stops/>
      </style:paragraph-properties>
    </style:style>
    <style:style style:name="MP4" style:family="paragraph" style:parent-style-name="Header">
      <style:paragraph-properties fo:text-align="end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5" style:family="paragraph" style:parent-style-name="Header">
      <style:paragraph-properties fo:text-align="center" style:justify-single-word="false"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  <style:text-properties style:font-name="Arial Narrow"/>
    </style:style>
    <style:style style:name="MP6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7" style:family="paragraph" style:parent-style-name="Header">
      <style:paragraph-properties fo:margin-left="0.159cm" fo:margin-right="-1.64cm" fo:text-align="end" style:justify-single-word="false" fo:text-indent="0cm" style:auto-text-indent="false"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P8" style:family="paragraph" style:parent-style-name="Header">
      <style:paragraph-properties fo:text-align="center" style:justify-single-word="false">
        <style:tab-stops>
          <style:tab-stop style:position="17.002cm" style:type="right"/>
          <style:tab-stop style:position="25.755cm" style:type="right"/>
        </style:tab-stops>
      </style:paragraph-properties>
      <style:text-properties style:font-name="Arial Narrow"/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693cm" fo:page-height="21.006cm" style:num-format="1" style:print-orientation="landscape" fo:margin-top="1.041cm" fo:margin-bottom="0.43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101cm" svg:y="0.139cm" svg:width="1.905cm" svg:height="1.164cm" draw:z-index="0"><draw:image xlink:href="Pictures/100000000000029200000192F289AC77.jpg" xlink:type="simple" xlink:show="embed" xlink:actuate="onLoad"/></draw:frame><text:span text:style-name="Page_20_Number"><text:span text:style-name="MT1"><text:page-number text:select-page="current">3</text:page-number></text:span></text:span></text:p>
        <text:p text:style-name="MP2">Netzwerk für Demokratie und Courage</text:p>
        <text:p text:style-name="MP1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8-19T12:31:02.99">19.08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4"><draw:frame draw:style-name="Mfr1" draw:name="Bild 2" text:anchor-type="char" svg:x="0.101cm" svg:y="0.127cm" svg:width="1.905cm" svg:height="1.164cm" draw:z-index="1"><draw:image xlink:href="Pictures/100000000000029200000192F289AC77.jpg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5">Netzwerk für Demokratie und Courage</text:p>
        <text:p text:style-name="MP6"><text:span text:style-name="Page_20_Number"/></text:p>
      </style:header>
      <style:footer>
        <text:p text:style-name="MP3"><text:span text:style-name="MT3">PT {ptkuerzel} {ptjahr}, Erstelldatum </text:span><text:span text:style-name="MT3"><text:date style:data-style-name="N36" text:date-value="2010-08-19T12:31:02.99">19.08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7"><draw:frame draw:style-name="Mfr2" draw:name="Grafik1" text:anchor-type="paragraph" svg:x="-1.111cm" svg:y="-0.346cm" svg:width="2.508cm" svg:height="1.538cm" draw:z-index="2"><draw:image xlink:href="Pictures/10000200000000CF0000007F679B02F2.gif" xlink:type="simple" xlink:show="embed" xlink:actuate="onLoad"/></draw:frame><text:span text:style-name="MT1"><text:tab/></text:span><text:span text:style-name="Page_20_Number"><text:span text:style-name="MT1"><text:page-number text:select-page="current">3</text:page-number></text:span></text:span></text:p>
        <text:p text:style-name="MP8">Netzwerk für Demokratie und Courage</text:p>
      </style:header>
      <style:footer>
        <text:p text:style-name="MP3"><text:span text:style-name="MT3">PT {ptkuerzel} {ptjahr}, Erstelldatum </text:span><text:span text:style-name="MT3"><text:date style:data-style-name="N36" text:date-value="2010-08-19T12:31:02.99">19.08.2010</text:date></text:span><text:span text:style-name="MT3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creation-date>2010-07-23T14:50:17</meta:creation-date>
    <meta:editing-cycles>30</meta:editing-cycles>
    <meta:generator>OpenOffice.org/3.2$Linux OpenOffice.org_project/320m12$Build-9483</meta:generator>
    <meta:editing-duration>PT00H20M16S</meta:editing-duration>
    <meta:initial-creator>root </meta:initial-creator>
    <dc:date>2010-08-19T12:31:02</dc:date>
    <dc:creator>Christoph Herbst</dc:creator>
    <meta:document-statistic meta:table-count="1" meta:image-count="3" meta:object-count="0" meta:page-count="3" meta:paragraph-count="66" meta:word-count="180" meta:character-count="1431"/>
    <meta:user-defined meta:name="Info 1"/>
    <meta:user-defined meta:name="Info 2"/>
    <meta:user-defined meta:name="Info 3"/>
    <meta:user-defined meta:name="Info 4"/>
  </office:meta>
</office:document-meta>
</file>